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21.241cm" svg:y="4.841cm">
            <draw:object draw:notify-on-update-of-ranges="Planilha1.K2:Planilha1.K6 Planilha1.L2:Planilha1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359cm" svg:y="6.422cm">
            <draw:object draw:notify-on-update-of-ranges="Planilha1.D2:Planilha1.D5 Planilha1.F2:Planilha1.F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7.713cm" svg:y="27.042cm">
            <draw:object draw:notify-on-update-of-ranges="Planilha1.D51:Planilha1.D54 Planilha1.F51:Planilha1.F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ol / 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puro</text:p>
          </table:table-cell>
          <table:table-cell office:value-type="string" calcext:value-type="string">
            <text:p>Lambda * Ativ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1/Lamda</text:p>
          </table:table-cell>
          <table:table-cell/>
          <table:table-cell office:value-type="string" calcext:value-type="string">
            <text:p>Mol / 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puro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 table:style-name="ce1" office:value-type="float" office:value="0.0001" calcext:value-type="float">
            <text:p>0,0001</text:p>
          </table:table-cell>
          <table:table-cell table:style-name="ce2" office:value-type="float" office:value="0.0004182" calcext:value-type="float">
            <text:p>4,18E-04</text:p>
          </table:table-cell>
          <table:table-cell table:style-name="ce2" table:formula="of:=[.B2] - 0.00000257" office:value-type="float" office:value="0.00041563" calcext:value-type="float">
            <text:p>4,16E-04</text:p>
          </table:table-cell>
          <table:table-cell table:formula="of:=[.C2]*[.A8]" office:value-type="float" office:value="0.000000000041563" calcext:value-type="float">
            <text:p>4,1563E-11</text:p>
          </table:table-cell>
          <table:table-cell table:formula="of:=[.C2] / [.A8]" office:value-type="float" office:value="4156.3" calcext:value-type="float">
            <text:p>4156,3</text:p>
          </table:table-cell>
          <table:table-cell table:formula="of:=1/[.E2]" office:value-type="float" office:value="0.000240598609340038" calcext:value-type="float">
            <text:p>0,000240598609340038</text:p>
          </table:table-cell>
          <table:table-cell/>
          <table:table-cell table:style-name="ce1" office:value-type="float" office:value="0.0001" calcext:value-type="float">
            <text:p>0,0001</text:p>
          </table:table-cell>
          <table:table-cell table:style-name="ce2" office:value-type="float" office:value="0.00006377" calcext:value-type="float">
            <text:p>6,38E-05</text:p>
          </table:table-cell>
          <table:table-cell table:formula="of:=[.I2]-[.G12]" office:value-type="float" office:value="0.0000612" calcext:value-type="float">
            <text:p>0,0000612</text:p>
          </table:table-cell>
          <table:table-cell table:style-name="ce1" table:formula="of:=SQRT([.H2])" office:value-type="float" office:value="0.01" calcext:value-type="float">
            <text:p>0,01</text:p>
          </table:table-cell>
          <table:table-cell table:formula="of:=[.J2] / [.H8]" office:value-type="float" office:value="612" calcext:value-type="float">
            <text:p>612</text:p>
          </table:table-cell>
        </table:table-row>
        <table:table-row table:style-name="ro1">
          <table:table-cell table:style-name="ce1" office:value-type="float" office:value="0.001" calcext:value-type="float">
            <text:p>0,001</text:p>
          </table:table-cell>
          <table:table-cell table:style-name="ce2" office:value-type="float" office:value="0.0003087" calcext:value-type="float">
            <text:p>3,09E-04</text:p>
          </table:table-cell>
          <table:table-cell table:style-name="ce2" table:formula="of:=[.B3] - 0.00000257" office:value-type="float" office:value="0.00030613" calcext:value-type="float">
            <text:p>3,06E-04</text:p>
          </table:table-cell>
          <table:table-cell table:formula="of:=[.C3]*[.A9]" office:value-type="float" office:value="0.00000000030613" calcext:value-type="float">
            <text:p>3,0613E-10</text:p>
          </table:table-cell>
          <table:table-cell table:formula="of:=[.C3] / [.A9]" office:value-type="float" office:value="306.13" calcext:value-type="float">
            <text:p>306,13</text:p>
          </table:table-cell>
          <table:table-cell table:formula="of:=1/[.E3]" office:value-type="float" office:value="0.00326658609087642" calcext:value-type="float">
            <text:p>0,00326658609087642</text:p>
          </table:table-cell>
          <table:table-cell/>
          <table:table-cell table:style-name="ce1" office:value-type="float" office:value="0.001" calcext:value-type="float">
            <text:p>0,001</text:p>
          </table:table-cell>
          <table:table-cell table:style-name="ce2" office:value-type="float" office:value="0.0001226" calcext:value-type="float">
            <text:p>1,23E-04</text:p>
          </table:table-cell>
          <table:table-cell table:formula="of:=[.I3]-[.G12]" office:value-type="float" office:value="0.00012003" calcext:value-type="float">
            <text:p>0,00012003</text:p>
          </table:table-cell>
          <table:table-cell table:style-name="ce1" table:formula="of:=SQRT([.H3])" office:value-type="float" office:value="0.0316227766016838" calcext:value-type="float">
            <text:p>0,0316227766016838</text:p>
          </table:table-cell>
          <table:table-cell table:formula="of:=[.J3] / [.H9]" office:value-type="float" office:value="120.03" calcext:value-type="float">
            <text:p>120,03</text:p>
          </table:table-cell>
        </table:table-row>
        <table:table-row table:style-name="ro1">
          <table:table-cell table:style-name="ce1" office:value-type="float" office:value="0.01" calcext:value-type="float">
            <text:p>0,01</text:p>
          </table:table-cell>
          <table:table-cell table:style-name="ce2" office:value-type="float" office:value="0.0001382" calcext:value-type="float">
            <text:p>1,38E-04</text:p>
          </table:table-cell>
          <table:table-cell table:style-name="ce2" table:formula="of:=[.B4] - 0.00000257" office:value-type="float" office:value="0.00013563" calcext:value-type="float">
            <text:p>1,36E-04</text:p>
          </table:table-cell>
          <table:table-cell table:formula="of:=[.C4]*[.A10]" office:value-type="float" office:value="0.0000000013563" calcext:value-type="float">
            <text:p>0,0000000013563</text:p>
          </table:table-cell>
          <table:table-cell table:formula="of:=[.C4] / [.A10]" office:value-type="float" office:value="13.563" calcext:value-type="float">
            <text:p>13,563</text:p>
          </table:table-cell>
          <table:table-cell table:formula="of:=1/[.E4]" office:value-type="float" office:value="0.0737300007373" calcext:value-type="float">
            <text:p>0,0737300007373</text:p>
          </table:table-cell>
          <table:table-cell/>
          <table:table-cell table:style-name="ce1" office:value-type="float" office:value="0.01" calcext:value-type="float">
            <text:p>0,01</text:p>
          </table:table-cell>
          <table:table-cell table:style-name="ce2" office:value-type="float" office:value="0.0001" calcext:value-type="float">
            <text:p>1,00E-04</text:p>
          </table:table-cell>
          <table:table-cell table:formula="of:=[.I4]-[.G12]" office:value-type="float" office:value="0.00009743" calcext:value-type="float">
            <text:p>0,00009743</text:p>
          </table:table-cell>
          <table:table-cell table:style-name="ce1" table:formula="of:=SQRT([.H4])" office:value-type="float" office:value="0.1" calcext:value-type="float">
            <text:p>0,1</text:p>
          </table:table-cell>
          <table:table-cell table:formula="of:=[.J4] / [.H10]" office:value-type="float" office:value="9.743" calcext:value-type="float">
            <text:p>9,743</text:p>
          </table:table-cell>
        </table:table-row>
        <table:table-row table:style-name="ro1"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004136" calcext:value-type="float">
            <text:p>4,14E-05</text:p>
          </table:table-cell>
          <table:table-cell table:style-name="ce2" table:formula="of:=[.B5] - 0.00000257" office:value-type="float" office:value="0.00003879" calcext:value-type="float">
            <text:p>3,88E-05</text:p>
          </table:table-cell>
          <table:table-cell table:formula="of:=[.C5]*[.A11]" office:value-type="float" office:value="0.000000019395" calcext:value-type="float">
            <text:p>0,000000019395</text:p>
          </table:table-cell>
          <table:table-cell table:formula="of:=[.C5] / [.A11]" office:value-type="float" office:value="0.07758" calcext:value-type="float">
            <text:p>0,07758</text:p>
          </table:table-cell>
          <table:table-cell table:formula="of:=1/[.E5]" office:value-type="float" office:value="12.8899200824955" calcext:value-type="float">
            <text:p>12,8899200824955</text:p>
          </table:table-cell>
          <table:table-cell/>
          <table:table-cell table:style-name="ce1" office:value-type="float" office:value="0.05" calcext:value-type="float">
            <text:p>0,05</text:p>
          </table:table-cell>
          <table:table-cell table:style-name="ce2" office:value-type="float" office:value="0.00446" calcext:value-type="float">
            <text:p>4,46E-03</text:p>
          </table:table-cell>
          <table:table-cell table:formula="of:=[.I5]-[.G12]" office:value-type="float" office:value="0.00445743" calcext:value-type="float">
            <text:p>0,00445743</text:p>
          </table:table-cell>
          <table:table-cell table:style-name="ce1" table:formula="of:=SQRT([.H5])" office:value-type="float" office:value="0.223606797749979" calcext:value-type="float">
            <text:p>0,223606797749979</text:p>
          </table:table-cell>
          <table:table-cell table:formula="of:=[.J5] / [.H11]" office:value-type="float" office:value="89.1486" calcext:value-type="float">
            <text:p>89,1486</text:p>
          </table:table-cell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2" office:value-type="float" office:value="0.00001191" calcext:value-type="float">
            <text:p>1,19E-05</text:p>
          </table:table-cell>
          <table:table-cell table:style-name="ce2" table:formula="of:=[.B6] - 0.00000257" office:value-type="float" office:value="0.00000934" calcext:value-type="float">
            <text:p>9,34E-06</text:p>
          </table:table-cell>
          <table:table-cell table:formula="of:=[.C6]*[.A12]" office:value-type="float" office:value="0.000000000934" calcext:value-type="float">
            <text:p>9,34E-10</text:p>
          </table:table-cell>
          <table:table-cell table:formula="of:=[.C6] / [.A12]" office:value-type="float" office:value="0.0934" calcext:value-type="float">
            <text:p>0,0934</text:p>
          </table:table-cell>
          <table:table-cell table:formula="of:=1/[.E6]" office:value-type="float" office:value="10.7066381156317" calcext:value-type="float">
            <text:p>10,7066381156317</text:p>
          </table:table-cell>
          <table:table-cell/>
          <table:table-cell table:style-name="ce1" office:value-type="float" office:value="0.1" calcext:value-type="float">
            <text:p>0,1</text:p>
          </table:table-cell>
          <table:table-cell table:style-name="ce2" office:value-type="float" office:value="0.00846" calcext:value-type="float">
            <text:p>8,46E-03</text:p>
          </table:table-cell>
          <table:table-cell table:formula="of:=[.I6]-[.G12]" office:value-type="float" office:value="0.00845743" calcext:value-type="float">
            <text:p>0,00845743</text:p>
          </table:table-cell>
          <table:table-cell table:style-name="ce1" table:formula="of:=SQRT([.H6])" office:value-type="float" office:value="0.316227766016838" calcext:value-type="float">
            <text:p>0,316227766016838</text:p>
          </table:table-cell>
          <table:table-cell table:formula="of:=[.J6] / [.H12]" office:value-type="float" office:value="84.5743" calcext:value-type="float">
            <text:p>84,574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ol / cm^3</text:p>
          </table:table-cell>
          <table:table-cell table:number-columns-repeated="4"/>
        </table:table-row>
        <table:table-row table:style-name="ro1">
          <table:table-cell table:formula="of:=[.A2] * 0.001" office:value-type="float" office:value="0.0000001" calcext:value-type="float">
            <text:p>0,0000001</text:p>
          </table:table-cell>
          <table:table-cell table:number-columns-repeated="6"/>
          <table:table-cell table:formula="of:=[.H2] * 0.001" office:value-type="float" office:value="0.0000001" calcext:value-type="float">
            <text:p>0,0000001</text:p>
          </table:table-cell>
          <table:table-cell table:number-columns-repeated="4"/>
        </table:table-row>
        <table:table-row table:style-name="ro1">
          <table:table-cell table:formula="of:=[.A3] * 0.001" office:value-type="float" office:value="0.000001" calcext:value-type="float">
            <text:p>0,000001</text:p>
          </table:table-cell>
          <table:table-cell table:number-columns-repeated="6"/>
          <table:table-cell table:formula="of:=[.H3] * 0.001" office:value-type="float" office:value="0.000001" calcext:value-type="float">
            <text:p>0,000001</text:p>
          </table:table-cell>
          <table:table-cell table:number-columns-repeated="4"/>
        </table:table-row>
        <table:table-row table:style-name="ro1">
          <table:table-cell table:formula="of:=[.A4] * 0.001" office:value-type="float" office:value="0.00001" calcext:value-type="float">
            <text:p>0,00001</text:p>
          </table:table-cell>
          <table:table-cell table:number-columns-repeated="6"/>
          <table:table-cell table:formula="of:=[.H4] * 0.001" office:value-type="float" office:value="0.00001" calcext:value-type="float">
            <text:p>0,00001</text:p>
          </table:table-cell>
          <table:table-cell table:number-columns-repeated="4"/>
        </table:table-row>
        <table:table-row table:style-name="ro1">
          <table:table-cell table:formula="of:=[.A5] * 0.001" office:value-type="float" office:value="0.0005" calcext:value-type="float">
            <text:p>0,0005</text:p>
          </table:table-cell>
          <table:table-cell table:number-columns-repeated="6"/>
          <table:table-cell table:formula="of:=[.H5] * 0.001" office:value-type="float" office:value="0.00005" calcext:value-type="float">
            <text:p>0,00005</text:p>
          </table:table-cell>
          <table:table-cell table:number-columns-repeated="4"/>
        </table:table-row>
        <table:table-row table:style-name="ro1">
          <table:table-cell table:formula="of:=[.A6] * 0.001" office:value-type="float" office:value="0.0001" calcext:value-type="float">
            <text:p>0,0001</text:p>
          </table:table-cell>
          <table:table-cell table:number-columns-repeated="4"/>
          <table:table-cell office:value-type="string" calcext:value-type="string">
            <text:p>H2O</text:p>
          </table:table-cell>
          <table:table-cell table:style-name="ce2" office:value-type="float" office:value="0.00000257" calcext:value-type="float">
            <text:p>2,57E-06</text:p>
          </table:table-cell>
          <table:table-cell table:formula="of:=[.H6] * 0.001" office:value-type="float" office:value="0.0001" calcext:value-type="float">
            <text:p>0,0001</text:p>
          </table:table-cell>
          <table:table-cell table:number-columns-repeated="4"/>
        </table:table-row>
        <table:table-row table:style-name="ro1" table:number-rows-repeated="37">
          <table:table-cell table:number-columns-repeated="12"/>
        </table:table-row>
        <table:table-row table:style-name="ro1">
          <table:table-cell office:value-type="string" calcext:value-type="string">
            <text:p>Mol / 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puro</text:p>
          </table:table-cell>
          <table:table-cell office:value-type="string" calcext:value-type="string">
            <text:p>Lambda * Ativ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1/Lamda</text:p>
          </table:table-cell>
          <table:table-cell table:number-columns-repeated="6"/>
        </table:table-row>
        <table:table-row table:style-name="ro1">
          <table:table-cell table:style-name="ce1" office:value-type="float" office:value="0.0001" calcext:value-type="float">
            <text:p>0,0001</text:p>
          </table:table-cell>
          <table:table-cell table:style-name="ce2" office:value-type="float" office:value="0.0004182" calcext:value-type="float">
            <text:p>4,18E-04</text:p>
          </table:table-cell>
          <table:table-cell table:style-name="ce5" office:value-type="float" office:value="0.000000103" calcext:value-type="float">
            <text:p>1,03E-07</text:p>
          </table:table-cell>
          <table:table-cell table:formula="of:=[.C51]*[.A57]" office:value-type="float" office:value="0.0000000000000103" calcext:value-type="float">
            <text:p>1,03E-14</text:p>
          </table:table-cell>
          <table:table-cell table:formula="of:=[.C51] / [.A57]" office:value-type="float" office:value="1.03" calcext:value-type="float">
            <text:p>1,03</text:p>
          </table:table-cell>
          <table:table-cell table:formula="of:=1/[.E51]" office:value-type="float" office:value="0.970873786407767" calcext:value-type="float">
            <text:p>0,970873786407767</text:p>
          </table:table-cell>
          <table:table-cell table:number-columns-repeated="6"/>
        </table:table-row>
        <table:table-row table:style-name="ro1">
          <table:table-cell table:style-name="ce1" office:value-type="float" office:value="0.001" calcext:value-type="float">
            <text:p>0,001</text:p>
          </table:table-cell>
          <table:table-cell table:style-name="ce2" office:value-type="float" office:value="0.0003087" calcext:value-type="float">
            <text:p>3,09E-04</text:p>
          </table:table-cell>
          <table:table-cell table:style-name="ce5" office:value-type="float" office:value="0.000000381" calcext:value-type="float">
            <text:p>3,81E-07</text:p>
          </table:table-cell>
          <table:table-cell table:formula="of:=[.C52]*[.A58]" office:value-type="float" office:value="0.000000000000381" calcext:value-type="float">
            <text:p>3,81E-13</text:p>
          </table:table-cell>
          <table:table-cell table:formula="of:=[.C52] / [.A58]" office:value-type="float" office:value="0.381" calcext:value-type="float">
            <text:p>0,381</text:p>
          </table:table-cell>
          <table:table-cell table:formula="of:=1/[.E52]" office:value-type="float" office:value="2.6246719160105" calcext:value-type="float">
            <text:p>2,6246719160105</text:p>
          </table:table-cell>
          <table:table-cell table:number-columns-repeated="6"/>
        </table:table-row>
        <table:table-row table:style-name="ro1">
          <table:table-cell table:style-name="ce1" office:value-type="float" office:value="0.01" calcext:value-type="float">
            <text:p>0,01</text:p>
          </table:table-cell>
          <table:table-cell table:style-name="ce2" office:value-type="float" office:value="0.0001382" calcext:value-type="float">
            <text:p>1,38E-04</text:p>
          </table:table-cell>
          <table:table-cell table:style-name="ce5" office:value-type="float" office:value="0.0000000123" calcext:value-type="float">
            <text:p>1,23E-08</text:p>
          </table:table-cell>
          <table:table-cell table:formula="of:=[.C53]*[.A59]" office:value-type="float" office:value="0.000000000000123" calcext:value-type="float">
            <text:p>1,23E-13</text:p>
          </table:table-cell>
          <table:table-cell table:formula="of:=[.C53] / [.A59]" office:value-type="float" office:value="0.00123" calcext:value-type="float">
            <text:p>0,00123</text:p>
          </table:table-cell>
          <table:table-cell table:formula="of:=1/[.E53]" office:value-type="float" office:value="813.008130081301" calcext:value-type="float">
            <text:p>813,008130081301</text:p>
          </table:table-cell>
          <table:table-cell table:number-columns-repeated="6"/>
        </table:table-row>
        <table:table-row table:style-name="ro1"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004136" calcext:value-type="float">
            <text:p>4,14E-05</text:p>
          </table:table-cell>
          <table:table-cell table:style-name="ce5" office:value-type="float" office:value="0.0000000279" calcext:value-type="float">
            <text:p>2,79E-08</text:p>
          </table:table-cell>
          <table:table-cell table:formula="of:=[.C54]*[.A60]" office:value-type="float" office:value="0.00000000001395" calcext:value-type="float">
            <text:p>1,395E-11</text:p>
          </table:table-cell>
          <table:table-cell table:formula="of:=[.C54] / [.A60]" office:value-type="float" office:value="0.0000558" calcext:value-type="float">
            <text:p>0,0000558</text:p>
          </table:table-cell>
          <table:table-cell table:formula="of:=1/[.E54]" office:value-type="float" office:value="17921.146953405" calcext:value-type="float">
            <text:p>17921,146953405</text:p>
          </table:table-cell>
          <table:table-cell table:number-columns-repeated="6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2" office:value-type="float" office:value="0.00001191" calcext:value-type="float">
            <text:p>1,19E-05</text:p>
          </table:table-cell>
          <table:table-cell table:style-name="ce5" office:value-type="float" office:value="0.000000037" calcext:value-type="float">
            <text:p>3,70E-08</text:p>
          </table:table-cell>
          <table:table-cell table:formula="of:=[.C55]*[.A61]" office:value-type="float" office:value="0.0000000000037" calcext:value-type="float">
            <text:p>3,7E-12</text:p>
          </table:table-cell>
          <table:table-cell table:formula="of:=[.C55] / [.A61]" office:value-type="float" office:value="0.00037" calcext:value-type="float">
            <text:p>0,00037</text:p>
          </table:table-cell>
          <table:table-cell table:formula="of:=1/[.E55]" office:value-type="float" office:value="2702.7027027027" calcext:value-type="float">
            <text:p>2702,70270270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formula="of:=[.A51] * 0.001" office:value-type="float" office:value="0.0000001" calcext:value-type="float">
            <text:p>0,0000001</text:p>
          </table:table-cell>
          <table:table-cell table:number-columns-repeated="11"/>
        </table:table-row>
        <table:table-row table:style-name="ro1">
          <table:table-cell table:formula="of:=[.A52] * 0.001" office:value-type="float" office:value="0.000001" calcext:value-type="float">
            <text:p>0,000001</text:p>
          </table:table-cell>
          <table:table-cell table:number-columns-repeated="11"/>
        </table:table-row>
        <table:table-row table:style-name="ro1">
          <table:table-cell table:formula="of:=[.A53] * 0.001" office:value-type="float" office:value="0.00001" calcext:value-type="float">
            <text:p>0,00001</text:p>
          </table:table-cell>
          <table:table-cell table:number-columns-repeated="11"/>
        </table:table-row>
        <table:table-row table:style-name="ro1">
          <table:table-cell table:formula="of:=[.A54] * 0.001" office:value-type="float" office:value="0.0005" calcext:value-type="float">
            <text:p>0,0005</text:p>
          </table:table-cell>
          <table:table-cell table:number-columns-repeated="11"/>
        </table:table-row>
        <table:table-row table:style-name="ro1">
          <table:table-cell table:formula="of:=[.A55] * 0.001" office:value-type="float" office:value="0.0001" calcext:value-type="float">
            <text:p>0,000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0T00:29:48.541420962</dc:date>
    <meta:editing-duration>PT7H12M56S</meta:editing-duration>
    <meta:editing-cycles>5</meta:editing-cycles>
    <meta:generator>LibreOffice/7.3.7.2$Linux_X86_64 LibreOffice_project/30$Build-2</meta:generator>
    <meta:document-statistic meta:table-count="1" meta:cell-count="120" meta:object-count="3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952cm" style:legend-expansion="high" chart:style-name="ch2"/>
        <chart:plot-area chart:style-name="ch3" table:cell-range-address="Planilha1.K2:Planilha1.L6" svg:x="0.32cm" svg:y="0.18cm" svg:width="11.317cm" svg:height="8.64cm">
          <chart:coordinate-region svg:x="1.127cm" svg:y="0.38cm" svg:width="10.17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L2:Planilha1.L6" chart:class="chart:scatter">
            <chart:domain table:cell-range-address="Planilha1.K2:Planilha1.K6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Planilha1.K2:Planilha1.K6</svg:desc>
                </draw:g>
              </table:table-cell>
              <table:table-cell office:value-type="float" office:value="612">
                <text:p>612</text:p>
                <draw:g>
                  <svg:desc>Planilha1.L2:Planilha1.L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6227766016838">
                <text:p>0.0316227766016838</text:p>
              </table:table-cell>
              <table:table-cell office:value-type="float" office:value="120.03">
                <text:p>12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9.743">
                <text:p>9.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3606797749979">
                <text:p>0.223606797749979</text:p>
              </table:table-cell>
              <table:table-cell office:value-type="float" office:value="89.1486">
                <text:p>89.1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84.5743">
                <text:p>84.57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Planilha1.D2:Planilha1.D5 Planilha1.F2:Planilha1.F5" svg:x="0.32cm" svg:y="0.18cm" svg:width="11.291cm" svg:height="8.64cm">
          <chart:coordinate-region svg:x="0.94cm" svg:y="0.38cm" svg:width="9.68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5" chart:class="chart:scatter">
            <chart:domain table:cell-range-address="Planilha1.D2:Planilha1.D5"/>
            <chart:regression-curve chart:style-name="ch8">
              <chart:equation chart:display-equation="true" chart:display-r-square="false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41563">
                <text:p>0.000000000041563</text:p>
                <draw:g>
                  <svg:desc>Planilha1.D2:Planilha1.D5</svg:desc>
                </draw:g>
              </table:table-cell>
              <table:table-cell office:value-type="float" office:value="0.000240598609340038">
                <text:p>0.000240598609340038</text:p>
                <draw:g>
                  <svg:desc>Planilha1.F2:Planilha1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30613">
                <text:p>0.00000000030613</text:p>
              </table:table-cell>
              <table:table-cell office:value-type="float" office:value="0.00326658609087642">
                <text:p>0.00326658609087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13563">
                <text:p>0.0000000013563</text:p>
              </table:table-cell>
              <table:table-cell office:value-type="float" office:value="0.0737300007373">
                <text:p>0.0737300007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19395">
                <text:p>0.000000019395</text:p>
              </table:table-cell>
              <table:table-cell office:value-type="float" office:value="12.8899200824955">
                <text:p>12.88992008249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1.931cm" svg:y="3.952cm" style:legend-expansion="high" chart:style-name="ch2"/>
        <chart:plot-area chart:style-name="ch3" table:cell-range-address="Planilha1.D51:Planilha1.D54 Planilha1.F51:Planilha1.F54" svg:x="0.32cm" svg:y="0.18cm" svg:width="11.291cm" svg:height="8.64cm">
          <chart:coordinate-region svg:x="1.497cm" svg:y="0.379cm" svg:width="9.973cm" svg:height="7.0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F51:Planilha1.F54" chart:class="chart:scatter">
            <chart:domain table:cell-range-address="Planilha1.D51:Planilha1.D54"/>
            <chart:regression-curve chart:style-name="ch8">
              <chart:equation chart:display-equation="true" chart:display-r-square="false" svg:x="6.03cm" svg:y="0.379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000103">
                <text:p>0.0000000000000103</text:p>
                <draw:g>
                  <svg:desc>Planilha1.D51:Planilha1.D54</svg:desc>
                </draw:g>
              </table:table-cell>
              <table:table-cell office:value-type="float" office:value="0.970873786407767">
                <text:p>0.970873786407767</text:p>
                <draw:g>
                  <svg:desc>Planilha1.F51:Planilha1.F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00381">
                <text:p>0.000000000000381</text:p>
              </table:table-cell>
              <table:table-cell office:value-type="float" office:value="2.6246719160105">
                <text:p>2.6246719160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000123">
                <text:p>0.000000000000123</text:p>
              </table:table-cell>
              <table:table-cell office:value-type="float" office:value="813.008130081301">
                <text:p>813.008130081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01395">
                <text:p>0.00000000001395</text:p>
              </table:table-cell>
              <table:table-cell office:value-type="float" office:value="17921.146953405">
                <text:p>17921.1469534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